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8c6f0" officeooo:paragraph-rsid="0008c6f0"/>
    </style:style>
    <style:style style:name="P2" style:family="paragraph" style:parent-style-name="Standard">
      <style:paragraph-properties fo:text-align="justify" style:justify-single-word="false"/>
      <style:text-properties officeooo:rsid="001226aa" officeooo:paragraph-rsid="001226aa"/>
    </style:style>
    <style:style style:name="P3" style:family="paragraph" style:parent-style-name="Standard">
      <style:paragraph-properties fo:text-align="justify" style:justify-single-word="false"/>
      <style:text-properties officeooo:rsid="0017a04b" officeooo:paragraph-rsid="0017a04b"/>
    </style:style>
    <style:style style:name="P4" style:family="paragraph" style:parent-style-name="Standard">
      <style:paragraph-properties fo:text-align="justify" style:justify-single-word="false"/>
      <style:text-properties officeooo:rsid="001a6ab5" officeooo:paragraph-rsid="001a6ab5"/>
    </style:style>
    <style:style style:name="P5" style:family="paragraph" style:parent-style-name="Standard">
      <style:paragraph-properties fo:text-align="justify" style:justify-single-word="false"/>
      <style:text-properties officeooo:rsid="001b8095" officeooo:paragraph-rsid="001b8095"/>
    </style:style>
    <style:style style:name="P6" style:family="paragraph" style:parent-style-name="Standard">
      <style:paragraph-properties fo:text-align="justify" style:justify-single-word="false"/>
      <style:text-properties officeooo:rsid="001e0763" officeooo:paragraph-rsid="001e0763"/>
    </style:style>
    <style:style style:name="P7" style:family="paragraph" style:parent-style-name="Standard">
      <style:paragraph-properties fo:text-align="justify" style:justify-single-word="false"/>
      <style:text-properties officeooo:rsid="001fc6e4" officeooo:paragraph-rsid="001fc6e4"/>
    </style:style>
    <style:style style:name="P8" style:family="paragraph" style:parent-style-name="Standard">
      <style:paragraph-properties fo:text-align="justify" style:justify-single-word="false"/>
      <style:text-properties officeooo:rsid="00220aef" officeooo:paragraph-rsid="001fc6e4"/>
    </style:style>
    <style:style style:name="T1" style:family="text">
      <style:text-properties officeooo:rsid="000ae2af"/>
    </style:style>
    <style:style style:name="T2" style:family="text">
      <style:text-properties officeooo:rsid="000fd528"/>
    </style:style>
    <style:style style:name="T3" style:family="text">
      <style:text-properties officeooo:rsid="00119976"/>
    </style:style>
    <style:style style:name="T4" style:family="text">
      <style:text-properties officeooo:rsid="0013212f"/>
    </style:style>
    <style:style style:name="T5" style:family="text">
      <style:text-properties officeooo:rsid="0013c9c3"/>
    </style:style>
    <style:style style:name="T6" style:family="text">
      <style:text-properties officeooo:rsid="0015bcb2"/>
    </style:style>
    <style:style style:name="T7" style:family="text">
      <style:text-properties officeooo:rsid="001a6ab5"/>
    </style:style>
    <style:style style:name="T8" style:family="text">
      <style:text-properties officeooo:rsid="001c937c"/>
    </style:style>
    <style:style style:name="T9" style:family="text">
      <style:text-properties officeooo:rsid="001e0763"/>
    </style:style>
    <style:style style:name="T10" style:family="text">
      <style:text-properties officeooo:rsid="001ef4cd"/>
    </style:style>
    <style:style style:name="T11" style:family="text">
      <style:text-properties officeooo:rsid="002129be"/>
    </style:style>
    <style:style style:name="T12" style:family="text">
      <style:text-properties officeooo:rsid="00220a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a historia empezo en un<text:span text:style-name="T1">a ciudad </text:span><text:span text:style-name="T2">secreta</text:span><text:span text:style-name="T1"> llamada Charlistone </text:span><text:span text:style-name="T2">donde havia una gran canridad de cientifico especializados en </text:span><text:span text:style-name="T3">fisica quantica, todos ellos queria descubrir como reducir la materia a un estado minuscilo o quasi in existente, puesto que les havian encomendado de deshacerse de los desechos nuclesares que no se pueden reciclar.</text:span></text:p>
      <text:p text:style-name="P2">Entre todos estos cientificos havia uno que no solia destacar mucho llamado <text:span text:style-name="T4">Ociredef</text:span> <text:span text:style-name="T4">Aicrag</text:span> <text:span text:style-name="T4">Acrol, </text:span><text:span text:style-name="T5">el nunca era el primero en descublir las cosas puesto que compartia siempre sus pequeños avances con el gurop lo que probocaba que la</text:span><text:span text:style-name="T6">g</text:span><text:span text:style-name="T5">uien </text:span><text:span text:style-name="T6">siempre fuese mas rapido</text:span><text:span text:style-name="T5"> en alguna parte del proyecto.</text:span></text:p>
      <text:p text:style-name="P2"/>
      <text:p text:style-name="P3">Con el timpo:</text:p>
      <text:p text:style-name="P3">A)Decidieron despedirlo al ver que nunca era él el que terminava los proyectos.</text:p>
      <text:p text:style-name="P3">B)Lo ascendieron al ver que era el quien estava siempre dando el detonante <text:span text:style-name="T7">de la mayoria de proyectos.</text:span></text:p>
      <text:p text:style-name="P3"/>
      <text:p text:style-name="P4">Si has escojido A:</text:p>
      <text:p text:style-name="P5">Acrol, enfadao y sin entender la racion de la decision se fue a trabajar para una empresa donde le dieron un laboratorio para el solo <text:span text:style-name="T8">donde pudo avanzar sin tapujos. </text:span><text:span text:style-name="T9">En es lavoratroio el estar solo parece que le ayudo ya que empezo a hacer grandes abanzes en muy poco tiempo. Acrol en solo quinze meses havia descubierto una forma de crear un agujaero de gusano que en efectos practicos parecia que se pudiera comer quasi qualquier cosa sin dejar rastro a penas. </text:span></text:p>
      <text:p text:style-name="P6">Despues de comentar la idea con un excompanyero suyo <text:span text:style-name="T10">llegaron a la conclusion de que era una formula muy abanzada però insestable al mismo tiempo por la qual razon no se tenia que llevar a cabo por las posivles consequencias.</text:span></text:p>
      <text:p text:style-name="P6"/>
      <text:p text:style-name="P7">El por su cuenta decide:</text:p>
      <text:p text:style-name="P7"><text:span text:style-name="T12">A</text:span>A)Llevar a cabo el experimento para que todo el mundo viese el poder de su gran invento.</text:p>
      <text:p text:style-name="P7"><text:span text:style-name="T12">AB</text:span>)<text:span text:style-name="T11">Decide </text:span><text:span text:style-name="T12">publicar como lo ha echo a una rebista de cienficicos, si saber si funcionara con posibilidad de fracasar.</text:span></text:p>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imbus Sans" style:font-size-asian="10.5pt" style:language-asian="zh" style:country-asian="CN" style:font-name-complex="Nimbus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imbus Sans" style:font-size-asian="10.5pt" style:language-asian="zh" style:country-asian="CN" style:font-name-complex="Nimbus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imbus Sans" style:font-family-complex="'Nimbus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10:31:02.117834880</meta:creation-date>
    <meta:generator>LibreOffice/7.5.9.2$Linux_X86_64 LibreOffice_project/50$Build-2</meta:generator>
    <dc:date>2024-03-30T18:38:42.203447275</dc:date>
    <meta:editing-duration>PT14M28S</meta:editing-duration>
    <meta:editing-cycles>10</meta:editing-cycles>
    <meta:document-statistic meta:table-count="0" meta:image-count="0" meta:object-count="0" meta:page-count="1" meta:paragraph-count="11" meta:word-count="302" meta:character-count="1761" meta:non-whitespace-character-count="1469"/>
  </office:meta>
</office:document-meta>
</file>